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44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- Welch ein Zufall sich in Namen verbirg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- Welch ein Zufall sich in Namen verbirg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ender Kontext. Laut unabhängigen Faktenprüfern könnten diese 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reführend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ch ein Zufall sich in Namen verbirg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Chronik-Fotos · 12. März ·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style-name="ce1" office:value-type="string" calcext:value-type="string">
            <text:p>dpa: Fehlender Kontex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75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7 Kommentare 283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25</text:p>
          </table:table-cell>
          <table:table-cell table:number-columns-repeated="6"/>
        </table:table-row>
        <table:table-row table:style-name="ro1">
          <table:table-cell table:formula="of:=SUM([.A50:.A100000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3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nes Zi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nn keiner mehr Latein heutzutage? ....die Menschheit verblöd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leinhei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Zeit möcht ich mal haben, um mir rund um die Uhr diesen Müll aus dem Netz zu such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chaelmoltererofficial/photos/a.774395732574015/44368888263246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- Welch ein Zufall sich in Namen verbirg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Langbrand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leinheinz die Zeit solltest du dir auch nehmen und nicht jeden Unsi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uben, die dir die Medien und/oder die Regierung einflöß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bis An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eit hat man nicht, zeit nimmt man s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ons Man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leinheinz du hast auch Zeit dies zu le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Fran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leinhei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ren Sie länger zur Schule gegangen und besser aufgepasst, hätten Sie jetzt die Zei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da Engl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hr macht euch immer lächerlic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man aber selber nichts weiß muss man alles glau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Latein kann, weiß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Übersetzung vom Google Übersetzer kommt. Das „ze“ blenden wir einfach 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plett aus, und aus Neca machen wir einfach necare weils sonst ergibts ja keinen Sinn 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gen 2. Person Singular imperat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 bioNTech wird statt der offiziellen Bezeichnung „BIOpharmaceutical N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Hnologies“ einfach mal „Bio nano Technologi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s mit moderna.. da war ja wer ganz kreativer unterwegs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ihr hinterfragt ja alles so wahnsinnig kritisch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leinhei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Franke armseli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leinhei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da Englis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Karl Kra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da Englisch necare= Tötung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nke für die Auskun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michaelmoltererofficial/photos/a.774395732574015/44368888263246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- Welch ein Zufall sich in Namen verbirg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für die Auskun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passt 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Scho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da Englisch Alles eine Auslegungssache?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da Engl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Karl Kramer hau ma scho wieder das Wort einfach in Google Übersetzer rein und d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 es ausspuckt ist e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ein ist ein bissl komplexer ^^ aber zur Info: der hintere Teil 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tes „are“ gibt Aufschluss darüber, dass es sich um ein Verb handelt der A-Konjunktion al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ö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tötung“ ist ein Nomen bt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ram Nilegn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leinheinz nun ja dumm sterben, ist auch eine Variant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Karl Kra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LaLangbrandtne wenn du mal zurück scrollst würdest du sehen das ich dies sch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stern verstanden hab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dro Leonard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Name ist Program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 Hauswa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glaube das sofort, es macht auch Sinn. Allerdings, ich suche nun schon länger nach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eutung von " Zeneca", oder "Ze neca". Finde aber nichts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Karl Kra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rn ist lateinisch Stella? Ich finde keine Übersetzung zu Astra ze Neca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ierfür bräuchte ich schon eine genaue Definierung um es glauben zu kön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ram Nilegn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Karl Kramer Sorry aber Stella ist italienisch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Karl Kra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ram Nilegnits ok. danke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michaelmoltererofficial/photos/a.774395732574015/44368888263246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- Welch ein Zufall sich in Namen verbirg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e Wol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efallene Sterne töten , das ist so eindeut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So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en ist Om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ner Eisel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MitzeKatze/videos/4245806338776379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Kl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youtu.be/kwdJ543dSh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STRA ZE NECA - Die Bekenntnis aus d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i 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 Ex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u, das meinte ich mit der Übersetzun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H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e ich schon des öfteren gepostet. Aber das verstehen nur Menschen die Eigenständig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veränes Denken und hinterfragen haben. Die Medienhörigen sowie Regierungshörigen la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lieber einer Gehirnwäsche unterziehen und lassen Ih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der Mattscheibe pick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 Gaa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 geistigen Erguss solltest du sicher einem Psychiater zeig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Wei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 Dreckschweine machen nicht einmal ein Geheimnis darau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chaelmoltererofficial/photos/a.774395732574015/44368888263246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7" calcext:value-type="float">
            <text:p>7</text:p>
          </table:table-cell>
          <table:table-cell table:style-name="ce7" table:formula="of:=COUNTIF([.D$1:.D$1048576];&quot;X&quot;)" office:value-type="float" office:value="6" calcext:value-type="float">
            <text:p>6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14" calcext:value-type="float">
            <text:p>14</text:p>
          </table:table-cell>
          <table:table-cell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433];[.D433];[.F433])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1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01:26:46.69349274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01:35:43.142611988</dc:date>
    <meta:editing-duration>PT6M27S</meta:editing-duration>
    <meta:editing-cycles>14</meta:editing-cycles>
    <meta:document-statistic meta:table-count="1" meta:cell-count="296" meta:object-count="0"/>
  </office:meta>
</office:document-meta>
</file>